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officeooo:rsid="0010a491" officeooo:paragraph-rsid="0010a49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bold" officeooo:rsid="0028ed7e" officeooo:paragraph-rsid="0028ed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normal" officeooo:rsid="00117415" officeooo:paragraph-rsid="0011741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normal" officeooo:rsid="001679c0" officeooo:paragraph-rsid="001679c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normal" officeooo:rsid="00189dc5" officeooo:paragraph-rsid="00189dc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17415" officeooo:paragraph-rsid="0011741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2abea" officeooo:paragraph-rsid="0012abe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33803" officeooo:paragraph-rsid="0013380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679c0" officeooo:paragraph-rsid="001679c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78a21" officeooo:paragraph-rsid="00178a2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89dc5" officeooo:paragraph-rsid="00189dc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c1cda" officeooo:paragraph-rsid="001c1cd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efba8" officeooo:paragraph-rsid="001efba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efba8" officeooo:paragraph-rsid="002059d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2059d3" officeooo:paragraph-rsid="002059d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28ed7e" officeooo:paragraph-rsid="0028ed7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350b57" officeooo:paragraph-rsid="00350b57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Verdana" style:text-underline-style="solid" style:text-underline-width="auto" style:text-underline-color="font-color" fo:font-weight="normal" officeooo:rsid="00189dc5" officeooo:paragraph-rsid="00189dc5" style:font-weight-asian="normal" style:font-weight-complex="normal"/>
    </style:style>
    <style:style style:name="T1" style:family="text">
      <style:text-properties officeooo:rsid="001679c0"/>
    </style:style>
    <style:style style:name="T2" style:family="text">
      <style:text-properties officeooo:rsid="00174649"/>
    </style:style>
    <style:style style:name="T3" style:family="text">
      <style:text-properties officeooo:rsid="00178a21"/>
    </style:style>
    <style:style style:name="T4" style:family="text">
      <style:text-properties officeooo:rsid="00189dc5"/>
    </style:style>
    <style:style style:name="T5" style:family="text">
      <style:text-properties officeooo:rsid="001a9315"/>
    </style:style>
    <style:style style:name="T6" style:family="text">
      <style:text-properties officeooo:rsid="002059d3"/>
    </style:style>
    <style:style style:name="T7" style:family="text">
      <style:text-properties officeooo:rsid="0022193c"/>
    </style:style>
    <style:style style:name="T8" style:family="text">
      <style:text-properties officeooo:rsid="00275bd7"/>
    </style:style>
    <style:style style:name="T9" style:family="text">
      <style:text-properties officeooo:rsid="0028ed7e"/>
    </style:style>
    <style:style style:name="T10" style:family="text">
      <style:text-properties officeooo:rsid="002accba"/>
    </style:style>
    <style:style style:name="T11" style:family="text">
      <style:text-properties officeooo:rsid="002c9fba"/>
    </style:style>
    <style:style style:name="T12" style:family="text">
      <style:text-properties officeooo:rsid="00312ece"/>
    </style:style>
    <style:style style:name="T13" style:family="text">
      <style:text-properties officeooo:rsid="003417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of the Next HLA language</text:p>
      <text:p text:style-name="P1"/>
      <text:p text:style-name="P6">NextHLA <text:span text:style-name="T13">v2 </text:span>is a sequence of statements ; there is no real organised structure as such. <text:span text:style-name="T8">Every language sequence, with one exception, functions the same way whatever. (the exception is the right hand side of the assignment)</text:span></text:p>
      <text:p text:style-name="P6"/>
      <text:p text:style-name="P3">Assignments/Expressions</text:p>
      <text:p text:style-name="P3"/>
      <text:p text:style-name="P6">An assignment expression is a sequence of terms followed by a binary operator and other terms. The assignment itself is a binary operator.</text:p>
      <text:p text:style-name="P6"/>
      <text:p text:style-name="P6">A term is either an address, or a constant. Terms are :-</text:p>
      <text:p text:style-name="P6"/>
      <text:p text:style-name="P7">Integer constant <text:tab/><text:tab/><text:tab/>0-65535</text:p>
      <text:p text:style-name="P7">Hexadecimal constant <text:tab/><text:tab/>$0-$FFFF</text:p>
      <text:p text:style-name="P7">Character constant <text:tab/><text:tab/>‘&lt;char&gt;’</text:p>
      <text:p text:style-name="P7">String constant <text:tab/><text:tab/><text:tab/>address of ASCIIZ String</text:p>
      <text:p text:style-name="P12">Named constant <text:tab/><text:tab/><text:tab/>&lt;identifier&gt;</text:p>
      <text:p text:style-name="P7">Variable constant <text:tab/><text:tab/>@&lt;identifier&gt;</text:p>
      <text:p text:style-name="P8">Address of block of memory <text:tab/>[&lt;constant, <text:span text:style-name="T1">size in bytes</text:span>&gt;]</text:p>
      <text:p text:style-name="P8">A negative constant <text:tab/><text:tab/>-&lt;any constant&gt;</text:p>
      <text:p text:style-name="P7">Variable address <text:tab/><text:tab/><text:tab/>&lt;identifier&gt;</text:p>
      <text:p text:style-name="P7"/>
      <text:p text:style-name="P8">When an identifier is foun<text:span text:style-name="T4">d</text:span> (e.g. it was not preceded by an operator) it can be ; an expression/assignment, a while/if/for structure, or a procedure call. <text:span text:style-name="T2">Identifiers begin with underscore and a-z, and can have underscore, a-z, 0-9 : and . characters. : should not be used.</text:span></text:p>
      <text:p text:style-name="P8"/>
      <text:p text:style-name="P9">These are determined by the name of the identifier. Because identifiers are typeless, the procedure call is detected by the following parentheses ()</text:p>
      <text:p text:style-name="P9"/>
      <text:p text:style-name="P4">Binary Operators</text:p>
      <text:p text:style-name="P9"/>
      <text:p text:style-name="P9">The standard binary operations are + - * / &amp; | ^ ! ? which are achieved using a mixture of code and optimisations (e.g. inc dec and shifts). The “special assignment” <text:span text:style-name="T3">is the =&gt; operator e.g. to add a and b and store at C you would use</text:span></text:p>
      <text:p text:style-name="P9"/>
      <text:p text:style-name="P10">a+b<text:span text:style-name="T11">=</text:span>&gt;c </text:p>
      <text:p text:style-name="P10"/>
      <text:p text:style-name="P11">this operator is unusual in that in can be followed by either identifier, identifier!term or identifier?term. <text:s/>All other binary operators take a standard term. <text:span text:style-name="T9">The =&gt; does not change the ‘current value’.</text:span></text:p>
      <text:p text:style-name="P11"/>
      <text:p text:style-name="P11">If two terms are found consecutively e.g. a b then the working value is b.</text:p>
      <text:p text:style-name="P11"/>
      <text:p text:style-name="P5"/>
      <text:p text:style-name="P18">Procedure calls</text:p>
      <text:p text:style-name="P5"/>
      <text:p text:style-name="P11">Procedure calls consist of an identifier, and bracketed parameters. Parameters are static, and are stored in the parameter space, which is a contiguous block of memory that belongs to the procedure. Each procedure identifier has a memory address (may be zero) and a number of parameters, that are local variables.</text:p>
      <text:p text:style-name="P11"/>
      <text:p text:style-name="P11">e.g. hello(1,2,a+4) calls procedure hello. If this is declared as proc hello(x,y,z) then x = 1, y = 2 and z = a+4 . <text:tab/><text:span text:style-name="T5">Procedure code is the single instruction following the proc definition ; after this all locals are dumped.</text:span></text:p>
      <text:p text:style-name="P11"/>
      <text:p text:style-name="P13">The last calculated value is ‘returned’ and can be processed using operators etc.</text:p>
      <text:p text:style-name="P13"/>
      <text:p text:style-name="P11">Variables are declared by usage, using the keywords local and global followed by a single identifier. So you comment them :) They<text:span text:style-name="T9"> can be declared at any time, but cannot be forward referenced. Local identifiers always have priority. At the end of the module any identifier beginning with an underscore is dumped.</text:span></text:p>
      <text:p text:style-name="P11"/>
      <text:p text:style-name="P11">Code can be grouped together using { } and the ; can be used for clarity if you wish. It has no actual effect. </text:p>
      <text:p text:style-name="P11"/>
      <text:p text:style-name="P13">A function would look like this <text:span text:style-name="T12">(code is surrounded by jump-overs)</text:span></text:p>
      <text:p text:style-name="P13"/>
      <text:p text:style-name="P14">proc add.together(a,b,c) </text:p>
      <text:p text:style-name="P14">{</text:p>
      <text:p text:style-name="P14"><text:tab/><text:span text:style-name="T6">local total </text:span></text:p>
      <text:p text:style-name="P13"><text:tab/>a+b+c <text:span text:style-name="T10">=&gt; total</text:span></text:p>
      <text:p text:style-name="P15"><text:tab/>total</text:p>
      <text:p text:style-name="P13">}</text:p>
      <text:p text:style-name="P11"><text:s/></text:p>
      <text:p text:style-name="P13">and you can write add.together(3,4,5) &gt; x <text:span text:style-name="T7">for example.</text:span></text:p>
      <text:p text:style-name="P13"/>
      <text:p text:style-name="P2">Structures</text:p>
      <text:p text:style-name="P16"/>
      <text:p text:style-name="P16">if&lt;cond&gt; (&lt;expr&gt;) &lt;statement&gt;</text:p>
      <text:p text:style-name="P16">while&lt;cond&gt; (&lt;expr&gt;) &lt;statement&gt;</text:p>
      <text:p text:style-name="P16">for (&lt;expr&gt;) &lt;statement&gt;</text:p>
      <text:p text:style-name="P17">&lt;cond&gt; is = # + or -, the default being # (not equal to zer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27:28.829910209</meta:creation-date>
    <dc:date>2018-12-16T22:04:26.059231505</dc:date>
    <meta:editing-duration>PT23M36S</meta:editing-duration>
    <meta:editing-cycles>26</meta:editing-cycles>
    <meta:generator>LibreOffice/6.1.3.2$Linux_X86_64 LibreOffice_project/10$Build-2</meta:generator>
    <meta:document-statistic meta:table-count="0" meta:image-count="0" meta:object-count="0" meta:page-count="2" meta:paragraph-count="41" meta:word-count="523" meta:character-count="3138" meta:non-whitespace-character-count="2624"/>
  </office:meta>
</office:document-meta>
</file>